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line draw:style-name="gr3" draw:text-style-name="P1" draw:layer="layout" svg:x1="3.033cm" svg:y1="15.343cm" svg:x2="3.02cm" svg:y2="1.122cm">
          <text:p/>
        </draw:line>
        <draw:line draw:style-name="gr3" draw:text-style-name="P1" draw:layer="layout" svg:x1="22.234cm" svg:y1="15.344cm" svg:x2="22.221cm" svg:y2="1.123cm">
          <text:p/>
        </draw:line>
        <draw:line draw:style-name="gr4" draw:text-style-name="P1" draw:layer="layout" svg:x1="1.925cm" svg:y1="13.577cm" svg:x2="22.958cm" svg:y2="3.127cm">
          <text:p/>
        </draw:line>
        <draw:line draw:style-name="gr4" draw:text-style-name="P1" draw:layer="layout" svg:x1="1.31cm" svg:y1="7.136cm" svg:x2="23.332cm" svg:y2="7.056cm">
          <text:p/>
        </draw:line>
        <draw:line draw:style-name="gr4" draw:text-style-name="P1" draw:layer="layout" svg:x1="2.245cm" svg:y1="2.967cm" svg:x2="23.145cm" svg:y2="13.176cm">
          <text:p/>
        </draw:line>
        <draw:line draw:style-name="gr4" draw:text-style-name="P1" draw:layer="layout" svg:x1="1.631cm" svg:y1="11.733cm" svg:x2="23.706cm" svg:y2="7.376cm">
          <text:p/>
        </draw:line>
        <draw:line draw:style-name="gr4" draw:text-style-name="P1" draw:layer="layout" svg:x1="1.417cm" svg:y1="4.998cm" svg:x2="23.599cm" svg:y2="1.39cm">
          <text:p/>
        </draw:line>
        <draw:line draw:style-name="gr4" draw:text-style-name="P1" draw:layer="layout" svg:x1="2.352cm" svg:y1="1.39cm" svg:x2="23.145cm" svg:y2="4.8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30T12:12:07.137513313</dc:date>
    <dc:creator>elucterio </dc:creator>
    <meta:editing-duration>PT12H14M26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